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spreadsheet>
      <table:table table:name="Contacts">
        <table:table-row>
          <table:table-cell>
            <text:p>Nom</text:p>
          </table:table-cell>
          <table:table-cell>
            <text:p>Email</text:p>
          </table:table-cell>
          <table:table-cell>
            <text:p>Téléphone</text:p>
          </table:table-cell>
          <table:table-cell>
            <text:p>Département</text:p>
          </table:table-cell>
        </table:table-row>
        <table:table-row>
          <table:table-cell>
            <text:p>Julien Blanc</text:p>
          </table:table-cell>
          <table:table-cell>
            <text:p>julien.blanc@societe.fr</text:p>
          </table:table-cell>
          <table:table-cell>
            <text:p>06 12 34 56 78</text:p>
          </table:table-cell>
          <table:table-cell>
            <text:p>Marketing</text:p>
          </table:table-cell>
        </table:table-row>
        <table:table-row>
          <table:table-cell>
            <text:p>Emma Rousseau</text:p>
          </table:table-cell>
          <table:table-cell>
            <text:p>emma.rousseau@societe.fr</text:p>
          </table:table-cell>
          <table:table-cell>
            <text:p>01 23 45 67 89</text:p>
          </table:table-cell>
          <table:table-cell>
            <text:p>Finance</text:p>
          </table:table-cell>
        </table:table-row>
        <table:table-row>
          <table:table-cell>
            <text:p>Noah Lambert</text:p>
          </table:table-cell>
          <table:table-cell>
            <text:p>noah.lambert@societe.fr</text:p>
          </table:table-cell>
          <table:table-cell>
            <text:p>+33 6 98 76 54 32</text:p>
          </table:table-cell>
          <table:table-cell>
            <text:p>I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